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16in"/>
    </style:style>
    <style:style style:name="co3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37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order-left="none" fo:border-right="none" fo:border-top="0.0008in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</style:style>
    <style:style style:name="ce16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08in solid #000000" fo:border-left="none" fo:border-right="none" fo:border-top="none"/>
    </style:style>
    <style:style style:name="ce20" style:family="table-cell" style:parent-style-name="Default">
      <style:table-cell-properties fo:border-bottom="0.0008in solid #000000" fo:border-left="none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2">
          <table:table-cell table:style-name="ce1"/>
          <table:table-cell table:style-name="ce9" office:value-type="string" table:number-columns-spanned="3" table:number-rows-spanned="1">
            <text:p>Time (s)</text:p>
          </table:table-cell>
          <table:covered-table-cell table:style-name="ce12"/>
          <table:covered-table-cell table:style-name="ce12"/>
          <table:table-cell table:style-name="ce5"/>
          <table:table-cell table:style-name="ce14" office:value-type="string" table:number-columns-spanned="2" table:number-rows-spanned="1">
            <text:p>File-size (Mb)</text:p>
          </table:table-cell>
          <table:covered-table-cell table:style-name="ce15"/>
          <table:table-cell table:number-columns-repeated="4"/>
        </table:table-row>
        <table:table-row table:style-name="ro1">
          <table:table-cell table:style-name="ce2" office:value-type="string">
            <text:p>Bit-rate (Kb)</text:p>
          </table:table-cell>
          <table:table-cell table:style-name="ce10" office:value-type="string">
            <text:p>FLV</text:p>
          </table:table-cell>
          <table:table-cell table:style-name="ce10" office:value-type="string">
            <text:p>MP4</text:p>
          </table:table-cell>
          <table:table-cell table:style-name="ce10"/>
          <table:table-cell table:style-name="ce13"/>
          <table:table-cell table:style-name="ce10" office:value-type="string">
            <text:p>FLV</text:p>
          </table:table-cell>
          <table:table-cell table:style-name="ce16" office:value-type="string">
            <text:p>MP4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table:formula="of:=AVERAGE(20.81; 20.456; 20.543)" office:value-type="float" office:value="20.603">
            <text:p>20.603</text:p>
          </table:table-cell>
          <table:table-cell table:formula="of:=AVERAGE(20.626; 20.476; 20.486)" office:value-type="float" office:value="20.5293333333333">
            <text:p>20.5293333333333</text:p>
          </table:table-cell>
          <table:table-cell table:number-columns-repeated="2"/>
          <table:table-cell office:value-type="float" office:value="0.358">
            <text:p>0.358</text:p>
          </table:table-cell>
          <table:table-cell office:value-type="float" office:value="0.357">
            <text:p>0.357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table:formula="of:=AVERAGE(24.167; 20.608; 21.251)" office:value-type="float" office:value="22.0086666666667">
            <text:p>22.0086666666667</text:p>
          </table:table-cell>
          <table:table-cell table:formula="of:=AVERAGE(20.794; 21.16; 22.064)" office:value-type="float" office:value="21.3393333333333">
            <text:p>21.3393333333333</text:p>
          </table:table-cell>
          <table:table-cell table:number-columns-repeated="2"/>
          <table:table-cell office:value-type="float" office:value="0.481">
            <text:p>0.481</text:p>
          </table:table-cell>
          <table:table-cell office:value-type="float" office:value="0.48">
            <text:p>0.48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table:formula="of:=AVERAGE(22.39; 22.635; 22.316)" office:value-type="float" office:value="22.447">
            <text:p>22.447</text:p>
          </table:table-cell>
          <table:table-cell table:formula="of:=AVERAGE(23.672;22.913;22.554)" office:value-type="float" office:value="23.0463333333333">
            <text:p>23.0463333333333</text:p>
          </table:table-cell>
          <table:table-cell table:number-columns-repeated="2"/>
          <table:table-cell office:value-type="float" office:value="0.969">
            <text:p>0.969</text:p>
          </table:table-cell>
          <table:table-cell office:value-type="float" office:value="0.968">
            <text:p>0.968</text:p>
          </table:table-cell>
          <table:table-cell table:number-columns-repeated="4"/>
        </table:table-row>
        <table:table-row table:style-name="ro1">
          <table:table-cell office:value-type="float" office:value="2048">
            <text:p>2048</text:p>
          </table:table-cell>
          <table:table-cell table:formula="of:=AVERAGE(26.474; 26.178; 27.667)" office:value-type="float" office:value="26.773">
            <text:p>26.773</text:p>
          </table:table-cell>
          <table:table-cell table:formula="of:=AVERAGE(26.732; 26.452; 26.249)" office:value-type="float" office:value="26.4776666666667">
            <text:p>26.4776666666667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table:number-columns-spanned="5" table:number-rows-spanned="1">
            <text:p>Test Data: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System:</text:p>
          </table:table-cell>
          <table:covered-table-cell table:number-columns-repeated="4"/>
        </table:table-row>
        <table:table-row table:style-name="ro1">
          <table:table-cell table:style-name="ce4" office:value-type="string" table:number-columns-spanned="5" table:number-rows-spanned="3">
            <text:p>189 Frames, 1920x1080px, AIA 304 color, Average movie frame size: 325Kb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Intel Quad Core Q6600 2.40Ghz, 4Gb memory</text:p>
          </table:table-cell>
          <table:covered-table-cell table:style-name="ce5"/>
          <table:covered-table-cell table:style-name="ce5"/>
          <table:covered-table-cell table:style-name="ce5"/>
          <table:covered-table-cell table:style-name="ce15"/>
        </table:table-row>
        <table:table-row table:style-name="ro1">
          <table:covered-table-cell table:number-columns-repeated="5"/>
          <table:table-cell/>
          <table:table-cell table:style-name="ce18" office:value-type="string" table:number-columns-spanned="5" table:number-rows-spanned="1">
            <text:p>Ubuntu 10.04 64-bit 2.6.32-24-generic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20"/>
        </table:table-row>
        <table:table-row table:style-name="ro1">
          <table:covered-table-cell table:number-columns-repeated="5"/>
          <table:table-cell table:number-columns-repeated="6"/>
        </table:table-row>
        <table:table-row table:style-name="ro1">
          <table:table-cell table:style-name="ce5"/>
          <table:table-cell table:number-columns-repeated="10"/>
        </table:table-row>
        <table:table-row table:style-name="ro1">
          <table:table-cell table:style-name="ce6"/>
          <table:table-cell table:number-columns-repeated="10"/>
        </table:table-row>
        <table:table-row table:style-name="ro3">
          <table:table-cell table:style-name="ce7" office:value-type="string" table:number-columns-spanned="8" table:number-rows-spanned="1">
            <text:p>Example: time ffmpeg -i frames/frame%d.jpg -vcodec libx264 -vpre hq -b 384k -s 1920x1080 -threads 0 -y out/384.flv</text:p>
            <text:p/>
          </table:table-cell>
          <table:covered-table-cell table:number-columns-repeated="7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>
            <text:p>Date tested:</text:p>
          </table:table-cell>
          <table:table-cell table:style-name="ce11" office:value-type="date" office:date-value="2010-08-02">
            <text:p>08/02/10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8/02/2010</text:date>, <text:time>12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5:03:49</meta:creation-date>
    <dc:date>2010-08-02T12:05:30</dc:date>
    <meta:editing-duration>PT03H58M25S</meta:editing-duration>
    <meta:editing-cycles>6</meta:editing-cycles>
    <meta:generator>OpenOffice.org/3.2$Unix OpenOffice.org_project/320m12$Build-9483</meta:generator>
    <meta:document-statistic meta:table-count="3" meta:cell-count="35" meta:object-count="0"/>
  </office:meta>
</office:document-meta>
</file>